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2.417cm" fo:min-width="0cm"/>
    </style:style>
    <style:style style:name="gr2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1.65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6" style:family="graphic" style:parent-style-name="objectwithoutfill">
      <style:graphic-properties svg:stroke-width="0.051cm" svg:stroke-color="#00935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ce181e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ffff" draw:fill-color="#eeeeee" draw:textarea-horizontal-align="justify" draw:textarea-vertical-align="middle" draw:auto-grow-height="false" fo:min-height="2.417cm" fo:min-width="0cm"/>
    </style:style>
    <style:style style:name="gr9" style:family="graphic" style:parent-style-name="standard">
      <style:graphic-properties svg:stroke-color="#ffffff" draw:fill-color="#dddddd" draw:textarea-horizontal-align="justify" draw:textarea-vertical-align="middle" draw:auto-grow-height="false" fo:min-height="0.131cm" fo:min-width="1.659cm"/>
    </style:style>
    <style:style style:name="gr10" style:family="graphic" style:parent-style-name="objectwithoutfill">
      <style:graphic-properties svg:stroke-width="0.051cm" svg:stroke-color="#000000" draw:marker-start-width="0.355cm" draw:marker-end="Symmetric_20_Arrow" draw:marker-end-width="0.3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color="#000000" draw:marker-end="Symmetric_20_Arrow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2.667cm" svg:x="5.699cm" svg:y="4.9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381cm" svg:x="4.755cm" svg:y="7.6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424cm" svg:height="0.47cm" svg:x="8.156cm" svg:y="5.9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0.513cm" svg:height="0.47cm" svg:x="6.156cm" svg:y="5.6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4" draw:layer="layout" svg:x1="5.826cm" svg:y1="1.662cm" svg:x2="5.826cm" svg:y2="8.393cm">
          <text:p/>
        </draw:line>
        <draw:line draw:style-name="gr4" draw:text-style-name="P4" draw:layer="layout" svg:x1="2.778cm" svg:y1="7.783cm" svg:x2="11.795cm" svg:y2="7.744cm">
          <text:p/>
        </draw:line>
        <draw:line draw:style-name="gr5" draw:text-style-name="P4" draw:layer="layout" svg:x1="4.81cm" svg:y1="8.493cm" svg:x2="5.826cm" svg:y2="8.493cm">
          <text:p/>
        </draw:line>
        <draw:frame draw:style-name="gr3" draw:text-style-name="P3" draw:layer="layout" svg:width="0.492cm" svg:height="0.47cm" svg:x="2.356cm" svg:y="5.4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5" draw:text-style-name="P4" draw:layer="layout" svg:x1="3.921cm" svg:y1="6.513cm" svg:x2="3.921cm" svg:y2="1.941cm">
          <text:p/>
        </draw:line>
        <draw:line draw:style-name="gr4" draw:text-style-name="P4" draw:layer="layout" svg:x1="3.592cm" svg:y1="1.963cm" svg:x2="6.259cm" svg:y2="1.963cm">
          <text:p/>
        </draw:line>
        <draw:frame draw:style-name="gr3" draw:text-style-name="P3" draw:layer="layout" svg:width="0.492cm" svg:height="0.47cm" svg:x="3.356cm" svg:y="3.2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6" draw:text-style-name="P4" draw:layer="layout" svg:x1="5.826cm" svg:y1="6.469cm" svg:x2="9.001cm" svg:y2="6.469cm">
          <text:p/>
        </draw:line>
        <draw:custom-shape draw:style-name="gr2" draw:text-style-name="P2" draw:layer="layout" svg:width="2.159cm" svg:height="0.381cm" svg:x="4.755cm" svg:y="4.61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814cm" svg:y1="6.469cm" svg:x2="5.826cm" svg:y2="3.902cm">
          <text:p/>
        </draw:line>
        <draw:line draw:style-name="gr5" draw:text-style-name="P4" draw:layer="layout" svg:x1="3.021cm" svg:y1="7.762cm" svg:x2="3.032cm" svg:y2="4.81cm">
          <text:p/>
        </draw:line>
        <draw:line draw:style-name="gr4" draw:text-style-name="P4" draw:layer="layout" svg:x1="3.593cm" svg:y1="6.463cm" svg:x2="6.26cm" svg:y2="6.463cm">
          <text:p/>
        </draw:line>
        <draw:line draw:style-name="gr4" draw:text-style-name="P4" draw:layer="layout" svg:x1="2.905cm" svg:y1="4.81cm" svg:x2="6.261cm" svg:y2="4.798cm">
          <text:p/>
        </draw:line>
        <draw:custom-shape draw:style-name="gr8" draw:text-style-name="P5" draw:layer="layout" svg:width="0.254cm" svg:height="2.667cm" draw:transform="rotate (0.796219204759813) translate (8.318cm 4.57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159cm" svg:height="0.381cm" draw:transform="rotate (0.796219204759813) translate (9.553cm 7.10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159cm" svg:height="0.381cm" draw:transform="rotate (0.796219204759813) translate (7.41cm 5.004cm)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318cm" svg:y1="1.508cm" svg:x2="9.382cm" svg:y2="5.445cm">
          <text:p/>
        </draw:line>
        <draw:line draw:style-name="gr10" draw:text-style-name="P4" draw:layer="layout" svg:x1="5.826cm" svg:y1="4.774cm" svg:x2="7.604cm" svg:y2="4.774cm">
          <text:p/>
        </draw:line>
        <draw:line draw:style-name="gr10" draw:text-style-name="P4" draw:layer="layout" svg:x1="5.813cm" svg:y1="7.774cm" svg:x2="7.591cm" svg:y2="7.774cm">
          <text:p/>
        </draw:line>
        <draw:frame draw:style-name="gr3" draw:text-style-name="P3" draw:layer="layout" svg:width="0.51cm" svg:height="0.53cm" svg:x="6.757cm" svg:y="4.1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0.548cm" svg:height="0.53cm" svg:x="6.857cm" svg:y="7.7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0.394cm" svg:height="0.47cm" svg:x="5.057cm" svg:y="8.05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11" draw:text-style-name="P4" draw:layer="layout" svg:width="1.163cm" svg:height="1.256cm" draw:transform="rotate (-0.620290016158785) translate (5.76760942247855cm 5.23123445427308cm)" svg:viewBox="0 0 1164 1257" svg:d="M0 1257c1021-147 1164-1257 1164-125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19-09-18T15:04:30.309437869</dc:date>
    <meta:editing-duration>PT8M35S</meta:editing-duration>
    <meta:editing-cycles>6</meta:editing-cycles>
    <meta:generator>LibreOffice/6.0.7.3$Linux_X86_64 LibreOffice_project/00m0$Build-3</meta:generator>
    <meta:document-statistic meta:object-count="27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